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rial" fo:font-size="12pt" style:font-size-asian="12pt" style:font-size-complex="12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 fo:font-size="12pt" fo:font-weight="bold" officeooo:rsid="0014165f" officeooo:paragraph-rsid="0014165f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TimesNewRomanPSMT"/>
    </style:style>
    <style:style style:name="T2" style:family="text">
      <style:text-properties fo:color="#000000" loext:opacity="100%" style:font-name="TimesNewRomanPSMT" fo:font-size="12pt" fo:font-style="normal" fo:font-weight="normal" style:font-size-asian="12pt" style:font-style-asian="normal" style:font-weight-asian="normal"/>
    </style:style>
    <style:style style:name="T3" style:family="text">
      <style:text-properties fo:color="#000000" loext:opacity="100%" fo:font-size="12pt" fo:font-style="normal" fo:font-weight="normal" style:font-size-asian="12pt" style:font-style-asian="normal" style:font-weight-asian="normal"/>
    </style:style>
    <style:style style:name="T4" style:family="text">
      <style:text-properties fo:color="#000000" loext:opacity="100%" fo:font-style="normal" fo:font-weight="normal" style:font-style-asian="normal" style:font-weight-asian="normal"/>
    </style:style>
    <style:style style:name="T5" style:family="text">
      <style:text-properties fo:color="#000000" loext:opacity="100%" fo:font-style="normal" style:font-style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5">Desemprego:</text:span></text:p>
      <text:p text:style-name="P1"><text:span text:style-name="T4"><text:tab/>As principais causas do desemprego estão relacionadas com os aspectos econômicos, sociais e políticos, até mesmos psicológicos, pois afeta a qualidade e o modo de vida, e o bem-estar. Crise econômica e falta de qualificação são exemplos de causas do desemprego, além disso, durante a pandemia, a taxa de desemprego no Brasil aumentou drasticamente, por exemplo, no Espírito Santo, o desemprego atingiu taxa de 13,9% e afetou 286 mil pessoas.</text:span></text:p>
      <text:p text:style-name="P1"><text:span text:style-name="T4"/></text:p>
      <text:p text:style-name="P1"><text:span text:style-name="T4"><text:tab/>Segundo a reportagem de Darlan Alvarenga, publicada no G1, o desemprego no</text:span></text:p>
      <text:p text:style-name="P1"><text:span text:style-name="T4">Brasil saltou a taxa recorde de 14,6% no 3º trimestre e atingiu 14,1 milhões. Em 1 ano, Brasil perdeu 11,3 milhões de postos de trabalho e, desde maio, menos da metade da população em idade para trabalhar está ocupada no país.</text:span></text:p>
      <text:p text:style-name="P1"><text:span text:style-name="T4"/></text:p>
      <text:p text:style-name="P2"><text:span text:style-name="T5">Desigualdade Social</text:span></text:p>
      <text:p text:style-name="P1"><text:span text:style-name="T4"><text:tab/>Entre 1988 e 2008, a pobreza e a desigualdade de renda declinaram de forma acentuada no Espírito Santo. Cerca da metade da redução observada na pobreza deveu-se à concomitante e também acentuada queda na desigualdade que marcou o período em análise. Porém o nível de desigualdade e pobreza ainda são preocupantes.</text:span></text:p>
      <text:p text:style-name="P1"><text:span text:style-name="T4"/></text:p>
      <text:p text:style-name="P1"><text:span text:style-name="T4"><text:tab/>O IBGE compreende as informações sobre condições de vida da população em seu sentido mais amplo, abrangendo medidas de desigualdade e pobreza; inclusão ou exclusão social; entre outros aspectos. Com isso mostrou que a desigualdade aumentou no Brasil em 2018.</text:span></text:p>
      <text:p text:style-name="P1"><text:span text:style-name="T4"/></text:p>
      <text:p text:style-name="P1"><text:span text:style-name="T4"><text:tab/>As regiões mais afetadas pelos problemas sociais são o Norte e o Nordeste do país, os quais apresentam os piores IDH (Índice de Desenvolvimento Humano) do Brasil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24T14:18:54.272000000</meta:creation-date>
    <dc:date>2021-02-24T16:51:56.947000000</dc:date>
    <meta:editing-duration>PT12M41S</meta:editing-duration>
    <meta:editing-cycles>1</meta:editing-cycles>
    <meta:document-statistic meta:table-count="0" meta:image-count="0" meta:object-count="0" meta:page-count="1" meta:paragraph-count="8" meta:word-count="244" meta:character-count="1509" meta:non-whitespace-character-count="1268"/>
    <meta:generator>LibreOffice/7.0.4.2$Windows_X86_64 LibreOffice_project/dcf040e67528d9187c66b2379df5ea4407429775</meta:generator>
  </office:meta>
</office:document-meta>
</file>